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1.909cm"/>
    </style:style>
    <style:style style:name="gr2" style:family="graphic" style:parent-style-name="standard">
      <style:graphic-properties draw:stroke="solid" svg:stroke-color="#000000" draw:fill="none" draw:fill-color="#ffffff" fo:min-height="1.423cm"/>
    </style:style>
    <style:style style:name="gr3" style:family="graphic" style:parent-style-name="standard">
      <style:graphic-properties draw:stroke="solid" svg:stroke-color="#000000" draw:fill="none" draw:fill-color="#ffffff" fo:min-height="2.058cm"/>
    </style:style>
    <style:style style:name="gr4" style:family="graphic" style:parent-style-name="standard">
      <style:graphic-properties draw:stroke="solid" svg:stroke-color="#000000" draw:fill="none" draw:fill-color="#ffffff" draw:textarea-vertical-align="top" fo:min-height="2.771cm"/>
    </style:style>
    <style:style style:name="gr5" style:family="graphic" style:parent-style-name="standard">
      <style:graphic-properties draw:stroke="solid" svg:stroke-color="#000000" draw:fill="none" draw:fill-color="#ffffff" draw:textarea-vertical-align="middle" fo:min-height="4.71cm"/>
    </style:style>
    <style:style style:name="gr6" style:family="graphic" style:parent-style-name="standard">
      <style:graphic-properties draw:stroke="solid" svg:stroke-color="#000000" draw:fill="none" draw:fill-color="#ffffff" draw:textarea-vertical-align="top" fo:min-height="0.847cm"/>
    </style:style>
    <style:style style:name="gr7" style:family="graphic" style:parent-style-name="standard">
      <style:graphic-properties svg:stroke-width="0.035cm" svg:stroke-color="#000000" draw:marker-start-width="0.252cm" draw:marker-end="Rounded_20_large_20_Arrow" draw:marker-end-width="0.252cm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solid" svg:stroke-color="#000000" draw:fill="none" draw:fill-color="#ffffff" draw:textarea-vertical-align="top" fo:min-height="2.1cm"/>
    </style:style>
    <style:style style:name="gr10" style:family="graphic" style:parent-style-name="standard">
      <style:graphic-properties draw:stroke="solid" svg:stroke-color="#000000" draw:fill="none" draw:fill-color="#ffffff" draw:textarea-vertical-align="top" fo:min-height="0.85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3" style:family="paragraph">
      <style:paragraph-properties fo:margin-left="0.635cm" fo:margin-right="0cm" fo:text-align="start" fo:text-indent="-0.635cm">
        <style:tab-stops/>
      </style:paragraph-properties>
    </style:style>
    <style:style style:name="P4" style:family="paragraph">
      <loext:graphic-properties draw:fill="none" draw:fill-color="#ffffff"/>
      <style:paragraph-properties fo:margin-left="0.635cm" fo:margin-right="0cm" fo:text-align="start" fo:text-indent="-0.635cm">
        <style:tab-stops/>
      </style:paragraph-properties>
      <style:text-properties style:font-name="Arial" fo:font-size="16pt" style:font-size-asian="16pt" style:font-size-complex="16pt"/>
    </style:style>
    <style:style style:name="P5" style:family="paragraph">
      <style:paragraph-properties fo:margin-left="0.635cm" fo:margin-right="0cm" fo:text-align="start" fo:text-indent="-0.635cm"/>
    </style:style>
    <style:style style:name="P6" style:family="paragraph">
      <loext:graphic-properties draw:fill="none" draw:fill-color="#ffffff"/>
      <style:paragraph-properties fo:margin-left="0.635cm" fo:margin-right="0cm" fo:text-align="start" fo:text-indent="-0.635cm"/>
      <style:text-properties style:font-name="Arial" fo:font-size="16pt" fo:font-style="normal" fo:font-weight="normal" style:font-size-asian="16pt" style:font-size-complex="16pt"/>
    </style:style>
    <style:style style:name="P7" style:family="paragraph">
      <style:paragraph-properties fo:text-align="start">
        <style:tab-stops/>
      </style:paragraph-properties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center"/>
      <style:text-properties style:font-name="Arial" fo:font-size="16pt"/>
    </style:style>
    <style:style style:name="P10" style:family="paragraph">
      <loext:graphic-properties draw:fill="none" draw:fill-color="#ffffff"/>
      <style:paragraph-properties fo:text-align="start"/>
      <style:text-properties style:font-name="Arial" fo:font-size="16pt" style:font-size-asian="18pt" style:font-size-complex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paragraph-properties fo:margin-left="0.635cm" fo:margin-right="0cm" fo:text-align="start" fo:text-indent="-0.635cm"/>
      <style:text-properties fo:font-size="16pt" style:font-size-asian="16pt" style:font-size-complex="16pt"/>
    </style:style>
    <style:style style:name="T1" style:family="text">
      <style:text-properties fo:font-size="24pt" style:text-underline-style="none" style:font-size-asian="24pt" style:font-size-complex="24pt"/>
    </style:style>
    <style:style style:name="T2" style:family="text">
      <style:text-properties style:font-name="Arial" fo:font-size="16pt" style:text-underline-style="none" style:font-size-asian="16pt" style:font-size-complex="16pt"/>
    </style:style>
    <style:style style:name="T3" style:family="text">
      <style:text-properties style:font-name="Arial" fo:font-size="16pt" fo:font-style="normal" fo:font-weight="normal" style:font-size-asian="16pt" style:font-size-complex="16pt"/>
    </style:style>
    <style:style style:name="T4" style:family="text">
      <style:text-properties style:font-name="Arial" fo:font-size="16pt" fo:font-style="normal" fo:font-weight="normal" style:font-name-asian="Arial" style:font-size-asian="16pt" style:font-size-complex="16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letter-kerning="true" style:font-name-asian="WenQuanYi Micro Hei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Arial" fo:font-size="16pt" fo:font-style="normal" style:text-underline-style="none" fo:font-weight="normal" style:font-size-asian="16pt" style:font-size-complex="16pt"/>
    </style:style>
    <style:style style:name="T7" style:family="text">
      <style:text-properties style:font-name="Arial" fo:font-size="16pt"/>
    </style:style>
    <style:style style:name="T8" style:family="text">
      <style:text-properties style:font-name="Arial" fo:font-size="16pt" style:font-size-asian="18pt" style:font-size-complex="18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6pt" style:text-underline-style="none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0.32cm" svg:height="2.159cm" svg:x="0.635cm" svg:y="0.635cm">
          <draw:text-box>
            <text:p text:style-name="P1"><text:span text:style-name="T1">6 Machine Learning Algorithms</text:span><text:span text:style-name="T1"><text:line-break/></text:span><text:span text:style-name="T1">Compared To Principal Component Analysis</text:span></text:p>
          </draw:text-box>
        </draw:frame>
        <draw:frame draw:style-name="gr2" draw:text-style-name="P4" xml:id="id1" draw:id="id1" draw:layer="layout" svg:width="20.32cm" svg:height="1.673cm" svg:x="0.635cm" svg:y="3.245cm">
          <draw:text-box>
            <text:p text:style-name="P3"><text:span text:style-name="T2">1. Obtain Two Protein Classes</text:span><text:span text:style-name="T2"><text:line-break/></text:span><text:span text:style-name="T2">* 1124 x Myoglobin &amp; 1216 x Control proteins from UniProt.org</text:span></text:p>
          </draw:text-box>
        </draw:frame>
        <draw:frame draw:style-name="gr3" draw:text-style-name="P6" xml:id="id2" draw:id="id2" draw:layer="layout" svg:width="20.32cm" svg:height="2.308cm" svg:x="0.635cm" svg:y="5.939cm">
          <draw:text-box>
            <text:p text:style-name="P5"><text:span text:style-name="T3">2. Carry out </text:span><text:span text:style-name="T4">Exploratory</text:span><text:span text:style-name="T3"> Data Analysis (EDA)</text:span></text:p>
            <text:p text:style-name="P5"><text:span text:style-name="T3"><text:s text:c="4"/></text:span><text:span text:style-name="T3">* Found skewness: [Cysteine: 2.5, Phenolalanine: 2.1, Isoleucine: 2.2]</text:span></text:p>
            <text:p text:style-name="P5"><text:span text:style-name="T5"><text:s text:c="4"/></text:span><text:span text:style-name="T3">* Transform 3 Amino Acid Compositions using squareroot</text:span></text:p>
          </draw:text-box>
        </draw:frame>
        <draw:frame draw:style-name="gr4" draw:text-style-name="P6" xml:id="id5" draw:id="id5" draw:layer="layout" svg:width="20.32cm" svg:height="3.021cm" svg:x="0.635cm" svg:y="9.344cm">
          <draw:text-box>
            <text:p text:style-name="P5"><text:span text:style-name="T3">3. </text:span><text:span text:style-name="T6">Carry out Principal Component Analysis (PCA)</text:span></text:p>
            <text:p text:style-name="P5"><text:span text:style-name="T6"><text:s text:c="4"/></text:span><text:span text:style-name="T6">* Investigate Biplot of PC1 vs. PC2</text:span></text:p>
            <text:p text:style-name="P5"><text:span text:style-name="T6"><text:s text:c="4"/></text:span><text:span text:style-name="T6">* Obtain ‘Outliers’, outliers &gt; 3.0 std. dev. from scaled center</text:span></text:p>
            <text:p text:style-name="P5"><text:span text:style-name="T5"><text:s text:c="4"/></text:span><text:span text:style-name="T5">* 638 Outliers both Control </text:span><text:span text:style-name="T6">&amp; Positive protein Classes.</text:span></text:p>
          </draw:text-box>
        </draw:frame>
        <draw:frame draw:style-name="gr5" draw:text-style-name="P9" xml:id="id3" draw:id="id3" draw:layer="layout" svg:width="20.32cm" svg:height="4.96cm" svg:x="0.635cm" svg:y="16.741cm">
          <draw:text-box>
            <text:p text:style-name="P7"><text:span text:style-name="T7">4</text:span><text:span text:style-name="T7">B. </text:span><text:span text:style-name="T7">C</text:span><text:span text:style-name="T7">ol</text:span><text:span text:style-name="T7">le</text:span><text:span text:style-name="T7">ct </text:span><text:span text:style-name="T7">F</text:span><text:span text:style-name="T7">N </text:span><text:span text:style-name="T7">&amp; </text:span><text:span text:style-name="T7">F</text:span><text:span text:style-name="T7">P </text:span><text:span text:style-name="T7">fr</text:span><text:span text:style-name="T7">o</text:span><text:span text:style-name="T7">m </text:span><text:span text:style-name="T7">M</text:span><text:span text:style-name="T7">L </text:span><text:span text:style-name="T7">m</text:span><text:span text:style-name="T7">o</text:span><text:span text:style-name="T7">d</text:span><text:span text:style-name="T7">el</text:span><text:span text:style-name="T7">s</text:span></text:p>
            <text:p text:style-name="P8"><text:span text:style-name="T2"><text:s text:c="4"/></text:span><text:span text:style-name="T2">1. </text:span><text:span text:style-name="T2">L</text:span><text:span text:style-name="T2">o</text:span><text:span text:style-name="T2">gi</text:span><text:span text:style-name="T2">t </text:span><text:span text:style-name="T2">– </text:span><text:span text:style-name="T2">1</text:span><text:span text:style-name="T2">1</text:span><text:span text:style-name="T2">8 </text:span><text:span text:style-name="T2">pr</text:span><text:span text:style-name="T2">ot</text:span><text:span text:style-name="T2">ei</text:span><text:span text:style-name="T2">n</text:span><text:span text:style-name="T2">s</text:span></text:p>
            <text:p text:style-name="P8"><text:span text:style-name="T2"><text:s text:c="4"/></text:span><text:span text:style-name="T2">2. </text:span><text:span text:style-name="T2">R</text:span><text:span text:style-name="T2">a</text:span><text:span text:style-name="T2">n</text:span><text:span text:style-name="T2">d</text:span><text:span text:style-name="T2">o</text:span><text:span text:style-name="T2">m </text:span><text:span text:style-name="T2">F</text:span><text:span text:style-name="T2">or</text:span><text:span text:style-name="T2">e</text:span><text:span text:style-name="T2">st </text:span><text:span text:style-name="T2">– </text:span><text:span text:style-name="T2">4</text:span><text:span text:style-name="T2">6 </text:span><text:span text:style-name="T2">pr</text:span><text:span text:style-name="T2">ot</text:span><text:span text:style-name="T2">ei</text:span><text:span text:style-name="T2">n</text:span><text:span text:style-name="T2">s</text:span></text:p>
            <text:p text:style-name="P8"><text:span text:style-name="T2"><text:s text:c="4"/></text:span><text:span text:style-name="T2">3. </text:span><text:span text:style-name="T2">S</text:span><text:span text:style-name="T2">V</text:span><text:span text:style-name="T2">M</text:span><text:span text:style-name="T2">-</text:span><text:span text:style-name="T2">Li</text:span><text:span text:style-name="T2">n</text:span><text:span text:style-name="T2">e</text:span><text:span text:style-name="T2">ar </text:span><text:span text:style-name="T2">– </text:span><text:span text:style-name="T2">1</text:span><text:span text:style-name="T2">2</text:span><text:span text:style-name="T2">5 </text:span><text:span text:style-name="T2">pr</text:span><text:span text:style-name="T2">ot</text:span><text:span text:style-name="T2">ei</text:span><text:span text:style-name="T2">n</text:span><text:span text:style-name="T2">s</text:span></text:p>
            <text:p text:style-name="P8"><text:span text:style-name="T2"><text:s text:c="4"/></text:span><text:span text:style-name="T2">4. </text:span><text:span text:style-name="T2">S</text:span><text:span text:style-name="T2">V</text:span><text:span text:style-name="T2">M</text:span><text:span text:style-name="T2">-</text:span><text:span text:style-name="T2">P</text:span><text:span text:style-name="T2">ol</text:span><text:span text:style-name="T2">y </text:span><text:span text:style-name="T2">– </text:span><text:span text:style-name="T2">7</text:span><text:span text:style-name="T2">0 </text:span><text:span text:style-name="T2">pr</text:span><text:span text:style-name="T2">ot</text:span><text:span text:style-name="T2">ei</text:span><text:span text:style-name="T2">n</text:span><text:span text:style-name="T2">s</text:span></text:p>
            <text:p text:style-name="P8"><text:span text:style-name="T2"><text:s text:c="4"/></text:span><text:span text:style-name="T2">5. </text:span><text:span text:style-name="T2">S</text:span><text:span text:style-name="T2">V</text:span><text:span text:style-name="T2">M</text:span><text:span text:style-name="T2">-</text:span><text:span text:style-name="T2">R</text:span><text:span text:style-name="T2">B</text:span><text:span text:style-name="T2">F </text:span><text:span text:style-name="T2">– </text:span><text:span text:style-name="T2">5</text:span><text:span text:style-name="T2">8 </text:span><text:span text:style-name="T2">pr</text:span><text:span text:style-name="T2">ot</text:span><text:span text:style-name="T2">ei</text:span><text:span text:style-name="T2">n</text:span><text:span text:style-name="T2">s</text:span><text:span text:style-name="T2"><text:line-break/></text:span><text:span text:style-name="T2"> <text:s text:c="3"/></text:span><text:span text:style-name="T2">6. </text:span><text:span text:style-name="T2">A</text:span><text:span text:style-name="T2">ut</text:span><text:span text:style-name="T2">o</text:span><text:span text:style-name="T2">E</text:span><text:span text:style-name="T2">n</text:span><text:span text:style-name="T2">c</text:span><text:span text:style-name="T2">o</text:span><text:span text:style-name="T2">d</text:span><text:span text:style-name="T2">er </text:span><text:span text:style-name="T2">N</text:span><text:span text:style-name="T2">N </text:span><text:span text:style-name="T2">– </text:span><text:span text:style-name="T2">X</text:span><text:span text:style-name="T2">X </text:span><text:span text:style-name="T2">pr</text:span><text:span text:style-name="T2">ot</text:span><text:span text:style-name="T2">ei</text:span><text:span text:style-name="T2">n</text:span><text:span text:style-name="T2">s</text:span></text:p>
          </draw:text-box>
        </draw:frame>
        <draw:frame draw:style-name="gr6" draw:text-style-name="P10" xml:id="id4" draw:id="id4" draw:layer="layout" svg:width="20.32cm" svg:height="1.097cm" svg:x="0.635cm" svg:y="22.779cm">
          <draw:text-box>
            <text:p text:style-name="P8"><text:span text:style-name="T8">5. Graph FN &amp; FP using PC1 &amp; PC2 loadings <text:s/></text:span></text:p>
          </draw:text-box>
        </draw:frame>
        <draw:connector draw:style-name="gr7" draw:text-style-name="P1" draw:layer="layout" svg:x1="10.795cm" svg:y1="4.918cm" svg:x2="10.795cm" svg:y2="5.939cm" draw:start-shape="id1" draw:start-glue-point="2" draw:end-shape="id2" draw:end-glue-point="0" svg:d="M10795 4918v1021" svg:viewBox="0 0 1 1022">
          <text:p/>
        </draw:connector>
        <draw:connector draw:style-name="gr8" draw:text-style-name="P11" draw:layer="layout" svg:x1="10.795cm" svg:y1="21.701cm" svg:x2="10.795cm" svg:y2="22.779cm" draw:start-shape="id3" draw:start-glue-point="2" draw:end-shape="id4" draw:end-glue-point="0" svg:d="M10795 21701v1078" svg:viewBox="0 0 1 1079">
          <text:p/>
        </draw:connector>
        <draw:connector draw:style-name="gr7" draw:text-style-name="P1" draw:layer="layout" svg:x1="10.795cm" svg:y1="8.247cm" svg:x2="10.795cm" svg:y2="9.344cm" draw:start-shape="id2" draw:start-glue-point="2" draw:end-shape="id5" draw:end-glue-point="0" svg:d="M10795 8247v1097" svg:viewBox="0 0 1 1098">
          <text:p/>
        </draw:connector>
        <draw:frame draw:style-name="gr9" draw:text-style-name="P12" xml:id="id6" draw:id="id6" draw:layer="layout" svg:width="20.32cm" svg:height="2.35cm" svg:x="0.635cm" svg:y="13.344cm">
          <draw:text-box>
            <text:p text:style-name="P5"><text:span text:style-name="T9">4A. </text:span><text:span text:style-name="T10">Carry out 6 Machine Learning (ML) techniques with gross parameter tuning</text:span></text:p>
            <text:p text:style-name="P5"><text:span text:style-name="T10"><text:s text:c="4"/></text:span><text:span text:style-name="T10">* Cross-Validation, 10 x 5</text:span></text:p>
            <text:p text:style-name="P5"><text:span text:style-name="T10"><text:s text:c="4"/></text:span><text:span text:style-name="T10">* Collect false-negatives (FN) &amp; false-positives (FP) from confusion matrices</text:span></text:p>
          </draw:text-box>
        </draw:frame>
        <draw:connector draw:style-name="gr7" draw:text-style-name="P1" draw:layer="layout" svg:x1="10.795cm" svg:y1="12.365cm" svg:x2="10.795cm" svg:y2="13.344cm" draw:start-shape="id5" draw:start-glue-point="2" draw:end-shape="id6" draw:end-glue-point="0" svg:d="M10795 12365v979" svg:viewBox="0 0 1 980">
          <text:p/>
        </draw:connector>
        <draw:connector draw:style-name="gr7" draw:text-style-name="P1" draw:layer="layout" svg:x1="10.795cm" svg:y1="15.694cm" svg:x2="10.795cm" svg:y2="16.741cm" draw:start-shape="id6" draw:start-glue-point="2" draw:end-shape="id3" draw:end-glue-point="0" svg:d="M10795 15694v1047" svg:viewBox="0 0 1 1048">
          <text:p/>
        </draw:connector>
        <draw:frame draw:style-name="gr10" draw:text-style-name="P10" xml:id="id7" draw:id="id7" draw:layer="layout" svg:width="20.32cm" svg:height="1.109cm" svg:x="0.635cm" svg:y="25.18cm">
          <draw:text-box>
            <text:p text:style-name="P8"><text:span text:style-name="T8">6. Generate Venn diagrams for FN &amp; FP sets</text:span></text:p>
          </draw:text-box>
        </draw:frame>
        <draw:connector draw:style-name="gr8" draw:text-style-name="P11" draw:layer="layout" svg:x1="10.795cm" svg:y1="23.876cm" svg:x2="10.795cm" svg:y2="25.18cm" draw:start-shape="id4" draw:start-glue-point="2" draw:end-shape="id7" draw:end-glue-point="0" svg:d="M10795 23876v1304" svg:viewBox="0 0 1 130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7T12:10:01.784121994</meta:creation-date>
    <dc:date>2019-12-29T18:12:09.576623269</dc:date>
    <meta:editing-duration>PT1H56M49S</meta:editing-duration>
    <meta:editing-cycles>31</meta:editing-cycles>
    <meta:generator>LibreOffice/6.0.7.3$Linux_X86_64 LibreOffice_project/00m0$Build-3</meta:generator>
    <meta:document-statistic meta:object-count="14"/>
  </office:meta>
</office:document-meta>
</file>